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217cf4" officeooo:paragraph-rsid="00217cf4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4478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44780" officeooo:paragraph-rsid="00144780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4478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0f44a" officeooo:paragraph-rsid="0000f44a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02038c" officeooo:paragraph-rsid="0002038c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2c862" officeooo:paragraph-rsid="0002c862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6391c" officeooo:paragraph-rsid="0006391c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75e98" officeooo:paragraph-rsid="00075e98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075e98" officeooo:paragraph-rsid="00075e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3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</text:span> Luiz Eduardo Barros Coelho</text:p>
      <text:p text:style-name="P1"><text:span text:style-name="T1">Matrícula:</text:span> 20191014040039</text:p>
      <text:p text:style-name="P2"/>
      <text:p text:style-name="P4">Exercício – Aula 0<text:span text:style-name="T2">3</text:span></text:p>
      <text:p text:style-name="P2"/>
      <text:p text:style-name="P3">1.</text:p>
      <text:p text:style-name="P3">#include &lt;stdio.h&gt;</text:p>
      <text:p text:style-name="P3"/>
      <text:p text:style-name="P3">int main(int argc, char ** argv){</text:p>
      <text:p text:style-name="P3"><text:s text:c="2"/>int soma=100;</text:p>
      <text:p text:style-name="P3"><text:s text:c="2"/>for(int i=0; i&lt;=10; i++){</text:p>
      <text:p text:style-name="P3"><text:s text:c="4"/>printf("%d\n", soma);</text:p>
      <text:p text:style-name="P3"><text:s text:c="4"/>soma+=10;</text:p>
      <text:p text:style-name="P3"><text:s text:c="2"/>}</text:p>
      <text:p text:style-name="P3"><text:s text:c="2"/>return 0;</text:p>
      <text:p text:style-name="P3">}</text:p>
      <text:p text:style-name="P3"/>
      <text:p text:style-name="P5">2.</text:p>
      <text:p text:style-name="P5">#include &lt;stdio.h&gt;</text:p>
      <text:p text:style-name="P5"/>
      <text:p text:style-name="P5">int main(int argc, char ** argv){</text:p>
      <text:p text:style-name="P5"><text:s text:c="2"/>int a=100;</text:p>
      <text:p text:style-name="P5"><text:s text:c="2"/>for(int i=7;i&lt;=100;i++){</text:p>
      <text:p text:style-name="P5"><text:s text:c="4"/>if(i%7==0){</text:p>
      <text:p text:style-name="P5"><text:s text:c="6"/>printf("%d\n", i);</text:p>
      <text:p text:style-name="P5"><text:s text:c="4"/>}</text:p>
      <text:p text:style-name="P5"><text:s text:c="2"/>}</text:p>
      <text:p text:style-name="P5"><text:s text:c="2"/>return 0;</text:p>
      <text:p text:style-name="P5">}</text:p>
      <text:p text:style-name="P5"/>
      <text:p text:style-name="P5">3.</text:p>
      <text:p text:style-name="P5">#include &lt;stdio.h&gt;</text:p>
      <text:p text:style-name="P5"/>
      <text:p text:style-name="P5">int main(int argc, char ** argv){</text:p>
      <text:p text:style-name="P5"><text:s text:c="2"/>int soma=6;</text:p>
      <text:p text:style-name="P5"><text:s text:c="2"/>for(int soma=6;soma&lt;=60;soma++){</text:p>
      <text:p text:style-name="P5"><text:s text:c="4"/>printf("%d\n", soma);</text:p>
      <text:p text:style-name="P5"><text:s text:c="4"/>soma+=2;</text:p>
      <text:p text:style-name="P5"><text:s text:c="2"/>}</text:p>
      <text:p text:style-name="P5"><text:s text:c="2"/>return 0;</text:p>
      <text:p text:style-name="P5">}</text:p>
      <text:p text:style-name="P5"/>
      <text:p text:style-name="P5">4.</text:p>
      <text:p text:style-name="P5">#include &lt;stdio.h&gt;</text:p>
      <text:p text:style-name="P5"/>
      <text:p text:style-name="P5">int main(int argc, char ** argv){</text:p>
      <text:p text:style-name="P5"><text:s text:c="2"/>int soma=7;</text:p>
      <text:p text:style-name="P5"><text:s text:c="2"/>for(int soma=7;soma&lt;=99;soma++){</text:p>
      <text:p text:style-name="P5"><text:s text:c="4"/>printf("%d\n", soma);</text:p>
      <text:p text:style-name="P5"><text:soft-page-break/><text:s text:c="4"/>soma+=1;</text:p>
      <text:p text:style-name="P5"><text:s text:c="2"/>}</text:p>
      <text:p text:style-name="P5"><text:s text:c="2"/>return 0;</text:p>
      <text:p text:style-name="P5">}</text:p>
      <text:p text:style-name="P5"/>
      <text:p text:style-name="P5">5.</text:p>
      <text:p text:style-name="P5">#include &lt;stdio.h&gt;</text:p>
      <text:p text:style-name="P5"/>
      <text:p text:style-name="P5">int main(int argc, char ** argv){</text:p>
      <text:p text:style-name="P5"><text:s text:c="2"/>int a, b, contpar, contimpar;</text:p>
      <text:p text:style-name="P5"><text:s text:c="2"/>scanf("%d", &amp;a);</text:p>
      <text:p text:style-name="P5"><text:s text:c="2"/>for(int i=0; i&lt;a; i++){</text:p>
      <text:p text:style-name="P5"><text:s text:c="4"/>scanf("%d", &amp;b);</text:p>
      <text:p text:style-name="P5"><text:s text:c="4"/>if(b%2==0){</text:p>
      <text:p text:style-name="P5"><text:s text:c="6"/>contpar++;</text:p>
      <text:p text:style-name="P5"><text:s text:c="4"/>}else{</text:p>
      <text:p text:style-name="P5"><text:s text:c="6"/>contimpar++;</text:p>
      <text:p text:style-name="P5"><text:s text:c="4"/>}</text:p>
      <text:p text:style-name="P5"><text:s text:c="2"/>}</text:p>
      <text:p text:style-name="P5"><text:s text:c="2"/>printf("Quantidade de numeros pares: %d\n", contpar);</text:p>
      <text:p text:style-name="P5"><text:s text:c="2"/>printf("Quantidade de numeros impares: %d\n", contimpar);</text:p>
      <text:p text:style-name="P5"><text:s text:c="2"/>return 0;</text:p>
      <text:p text:style-name="P5">}</text:p>
      <text:p text:style-name="P5"/>
      <text:p text:style-name="P6">6.</text:p>
      <text:p text:style-name="P6">#include &lt;stdio.h&gt;</text:p>
      <text:p text:style-name="P6"/>
      <text:p text:style-name="P6">int mmc(int a, int b){</text:p>
      <text:p text:style-name="P6"><text:s text:c="2"/>int cont=2, diva, divb, mult=1;</text:p>
      <text:p text:style-name="P6"><text:s text:c="2"/>while(a!=1 || b!=1){</text:p>
      <text:p text:style-name="P6"><text:s text:c="4"/>if(a%cont==0 || b%cont==0){</text:p>
      <text:p text:style-name="P6"><text:s text:c="6"/>while(a%cont==0 || b%cont==0){</text:p>
      <text:p text:style-name="P6"><text:s text:c="8"/>if(a%cont==0){</text:p>
      <text:p text:style-name="P6"><text:s text:c="10"/>diva=a/cont;</text:p>
      <text:p text:style-name="P6"><text:s text:c="10"/>a=diva+0;</text:p>
      <text:p text:style-name="P6"><text:s text:c="8"/>}else if(b%cont==0){</text:p>
      <text:p text:style-name="P6"><text:s text:c="10"/>divb=b/cont;</text:p>
      <text:p text:style-name="P6"><text:s text:c="10"/>b=divb+0;</text:p>
      <text:p text:style-name="P6"><text:s text:c="8"/>}</text:p>
      <text:p text:style-name="P6"><text:s text:c="8"/>mult*=cont;</text:p>
      <text:p text:style-name="P6"><text:s text:c="6"/>}</text:p>
      <text:p text:style-name="P6"><text:s text:c="4"/>}else{</text:p>
      <text:p text:style-name="P6"><text:s text:c="6"/>cont++;</text:p>
      <text:p text:style-name="P6"><text:s text:c="4"/>}</text:p>
      <text:p text:style-name="P6"><text:s text:c="2"/>}</text:p>
      <text:p text:style-name="P6"><text:s text:c="2"/>return mult;</text:p>
      <text:p text:style-name="P6">}</text:p>
      <text:p text:style-name="P6"/>
      <text:p text:style-name="P6">int mdc(int a, int b){</text:p>
      <text:p text:style-name="P6"><text:soft-page-break/><text:s text:c="2"/>int c, mdc;</text:p>
      <text:p text:style-name="P6"><text:s text:c="2"/>c=(a&gt;b?b:a);</text:p>
      <text:p text:style-name="P6"><text:s text:c="2"/>for(int i=1;i&lt;=c;i++){</text:p>
      <text:p text:style-name="P6"><text:s text:c="4"/>if(a%i==0 &amp;&amp; b%i==0){</text:p>
      <text:p text:style-name="P6"><text:s text:c="6"/>mdc=i;</text:p>
      <text:p text:style-name="P6"><text:s text:c="4"/>}</text:p>
      <text:p text:style-name="P6"><text:s text:c="2"/>}</text:p>
      <text:p text:style-name="P6"><text:s text:c="2"/>return mdc;</text:p>
      <text:p text:style-name="P6">}</text:p>
      <text:p text:style-name="P6"/>
      <text:p text:style-name="P6">int main(int argc, char ** argv){</text:p>
      <text:p text:style-name="P6"><text:s text:c="2"/>int c, d;</text:p>
      <text:p text:style-name="P6"><text:s text:c="2"/>scanf("%d %d", &amp;c, &amp;d);</text:p>
      <text:p text:style-name="P6"><text:s text:c="2"/>printf("O MMC de %d e %d é: %d\n",c, d, mmc(c,d));</text:p>
      <text:p text:style-name="P6"><text:s text:c="2"/>printf("O MDC de %d e %d é: %d\n",c, d, mdc(c,d));</text:p>
      <text:p text:style-name="P6"><text:s text:c="2"/>return 0;</text:p>
      <text:p text:style-name="P6">}</text:p>
      <text:p text:style-name="P6"/>
      <text:p text:style-name="P7">7.</text:p>
      <text:p text:style-name="P7">#include &lt;stdio.h&gt;</text:p>
      <text:p text:style-name="P7"/>
      <text:p text:style-name="P7">int main(int argc, char ** argv){</text:p>
      <text:p text:style-name="P7"><text:s text:c="2"/>int a=1, b=1, s, acum, i=0;</text:p>
      <text:p text:style-name="P7"><text:s text:c="2"/>while(a&lt;=99 &amp;&amp; b&lt;=50){</text:p>
      <text:p text:style-name="P7"><text:s text:c="4"/>s=a/b;</text:p>
      <text:p text:style-name="P7"><text:s text:c="4"/>acum+=s;</text:p>
      <text:p text:style-name="P7"><text:s text:c="4"/>a++;</text:p>
      <text:p text:style-name="P7"><text:s text:c="4"/>b++;</text:p>
      <text:p text:style-name="P7"><text:s text:c="2"/>}</text:p>
      <text:p text:style-name="P7"><text:s text:c="2"/>printf("%d", acum);</text:p>
      <text:p text:style-name="P7"><text:s text:c="2"/>return 0;</text:p>
      <text:p text:style-name="P7">}</text:p>
      <text:p text:style-name="P7"/>
      <text:p text:style-name="P7">8.</text:p>
      <text:p text:style-name="P7">#include &lt;stdio.h&gt;</text:p>
      <text:p text:style-name="P7"/>
      <text:p text:style-name="P7">int main(int argc, char ** argv){</text:p>
      <text:p text:style-name="P7"><text:s text:c="2"/>int n, cont=0, x=0, y=1;</text:p>
      <text:p text:style-name="P7"><text:s text:c="2"/>scanf("%d\n", &amp;n);</text:p>
      <text:p text:style-name="P7"><text:s text:c="2"/>while(cont!=n){</text:p>
      <text:p text:style-name="P7"><text:s text:c="4"/>printf("%d ",x);</text:p>
      <text:p text:style-name="P7"><text:s text:c="4"/>printf("%d ",y);</text:p>
      <text:p text:style-name="P7"><text:s text:c="4"/>x+=y;</text:p>
      <text:p text:style-name="P7"><text:s text:c="4"/>y+=x;</text:p>
      <text:p text:style-name="P7"><text:s text:c="4"/>cont+=2;</text:p>
      <text:p text:style-name="P7"><text:s text:c="2"/>}</text:p>
      <text:p text:style-name="P7"><text:s text:c="2"/>return 0;</text:p>
      <text:p text:style-name="P7">}</text:p>
      <text:p text:style-name="P7"/>
      <text:p text:style-name="P8"><text:soft-page-break/>9.</text:p>
      <text:p text:style-name="P8">#include &lt;stdio.h&gt;</text:p>
      <text:p text:style-name="P8"/>
      <text:p text:style-name="P8">int main(int argc, char ** argv){</text:p>
      <text:p text:style-name="P8"><text:s text:c="2"/>int a=10, b=15,c;</text:p>
      <text:p text:style-name="P8"><text:s text:c="2"/>while(a&lt;=100){</text:p>
      <text:p text:style-name="P8"><text:s text:c="4"/>c+=(a&lt;100?(a-b):100);</text:p>
      <text:p text:style-name="P8"><text:s text:c="4"/>a+=10;</text:p>
      <text:p text:style-name="P8"><text:s text:c="4"/>b+=10;</text:p>
      <text:p text:style-name="P8"><text:s text:c="2"/>}</text:p>
      <text:p text:style-name="P8"><text:s text:c="2"/>printf("%d", c);</text:p>
      <text:p text:style-name="P8"><text:s text:c="2"/>return 0;</text:p>
      <text:p text:style-name="P8">}</text:p>
      <text:p text:style-name="P8"/>
      <text:p text:style-name="P9">10.</text:p>
      <text:p text:style-name="P9">#include &lt;stdio.h&gt;</text:p>
      <text:p text:style-name="P9"/>
      <text:p text:style-name="P9">int main(int argc, char ** argv){</text:p>
      <text:p text:style-name="P9"><text:s text:c="2"/>int a, cont=2;</text:p>
      <text:p text:style-name="P9"><text:s text:c="2"/>scanf("%d", &amp;a);</text:p>
      <text:p text:style-name="P9"><text:s text:c="2"/>while(cont&lt;a){</text:p>
      <text:p text:style-name="P9"><text:s text:c="4"/>if(a%cont!=0){</text:p>
      <text:p text:style-name="P9"><text:s text:c="6"/>cont++;</text:p>
      <text:p text:style-name="P9"><text:s text:c="4"/>}else if(a%cont==0){</text:p>
      <text:p text:style-name="P9"><text:s text:c="6"/>printf("%d nao é primo\n", a);</text:p>
      <text:p text:style-name="P9"><text:s text:c="6"/>break;</text:p>
      <text:p text:style-name="P9"><text:s text:c="4"/>}</text:p>
      <text:p text:style-name="P9"><text:s text:c="2"/>}</text:p>
      <text:p text:style-name="P9"><text:s text:c="2"/>if(a==1 || a==2 || cont==a){</text:p>
      <text:p text:style-name="P9"><text:s text:c="4"/>printf("%d é primo\n",a);</text:p>
      <text:p text:style-name="P9"><text:s text:c="2"/>}</text:p>
      <text:p text:style-name="P9"><text:s text:c="2"/>return 0;</text:p>
      <text:p text:style-name="P9">}</text:p>
      <text:p text:style-name="P9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2-19T00:37:50.948000000</dc:date>
    <meta:editing-duration>PT48M50S</meta:editing-duration>
    <meta:editing-cycles>7</meta:editing-cycles>
    <meta:document-statistic meta:table-count="0" meta:image-count="0" meta:object-count="0" meta:page-count="4" meta:paragraph-count="157" meta:word-count="348" meta:character-count="2549" meta:non-whitespace-character-count="1975"/>
  </office:meta>
</office:document-meta>
</file>